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text-align="center" style:justify-single-word="false" fo:padding="0cm" fo:border="none"/>
      <style:text-properties fo:font-variant="normal" fo:text-transform="none" fo:color="#dc2300" style:font-name="Times New Roman" fo:font-size="19.5pt" fo:letter-spacing="normal" fo:font-style="normal" fo:font-weight="bold"/>
    </style:style>
    <style:style style:name="P6" style:family="paragraph" style:parent-style-name="Text_20_body">
      <style:paragraph-properties fo:padding="0cm" fo:border="non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padding="0cm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61160e" style:text-line-through-style="none" style:font-name="Times New Roman" fo:font-size="14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dc2300" style:font-name="Times New Roman" fo:font-size="19.5pt" fo:letter-spacing="normal" fo:font-style="normal" fo:font-weight="normal"/>
    </style:style>
    <style:style style:name="T4" style:family="text">
      <style:text-properties fo:font-variant="normal" fo:text-transform="none" fo:color="#dc2300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dc2300" style:font-name="Times New Roman" fo:font-size="14.25pt" fo:letter-spacing="normal" fo:font-style="normal" fo:font-weight="normal"/>
    </style:style>
    <style:style style:name="T6" style:family="text">
      <style:text-properties fo:color="#61160e" style:text-line-through-style="none" style:text-underline-style="none" style:text-blinking="false"/>
    </style:style>
    <style:style style:name="T7" style:family="text">
      <style:text-properties style:font-name="Times New Roman" fo:font-size="15pt" fo:font-style="normal" fo:font-weight="bold"/>
    </style:style>
    <style:style style:name="T8" style:family="text">
      <style:text-properties fo:color="#710000"/>
    </style:style>
    <style:style style:name="T9" style:family="text">
      <style:text-properties fo:text-transform="uppercase" fo:font-weight="bold"/>
    </style:style>
    <style:style style:name="fr1" style:family="graphic" style:parent-style-name="Graphics">
      <style:graphic-properties fo:margin-left="0.132cm" fo:margin-right="0.13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www.ibreviary.com/m/" office:target-frame-name="_blank" xlink:show="new"><text:span text:style-name="T2"/></text:a></text:p>
      <text:section text:style-name="Sect1" text:name="contenuto">
        <text:p text:style-name="P5">Readings</text:p>
        <text:p text:style-name="P6"><text:span text:style-name="T9">FIRST READING</text:span><text:line-break/><text:span text:style-name="T8">Acts 4:13-21</text:span></text:p>
        <text:p text:style-name="P6">It is impossible for us not to speak about what we have seen and heard.</text:p>
        <text:p text:style-name="P4"><text:span text:style-name="Strong_20_Emphasis"><text:span text:style-name="T1">A reading from the Acts of the Apostles</text:span></text:span><text:span text:style-name="T1"><text:line-break/><text:line-break/></text:span><text:span text:style-name="T3">O</text:span><text:span text:style-name="T1">bserving the boldness of Peter and John<text:line-break/>   and perceiving them to be uneducated, ordinary men,<text:line-break/>   the leaders, elders, and scribes were amazed,<text:line-break/>   and they recognized them as the companions of Jesus.<text:line-break/>Then when they saw the man who had been cured standing there with them,<text:line-break/>   they could say nothing in reply.<text:line-break/>So they ordered them to leave the Sanhedrin,<text:line-break/>   and conferred with one another, saying,<text:line-break/>   “What are we to do with these men?<text:line-break/>Everyone living in Jerusalem knows that a remarkable sign<text:line-break/>   was done through them, and we cannot deny it.<text:line-break/>But so that it may not be spread any further among the people,<text:line-break/>   let us give them a stern warning<text:line-break/>   never again to speak to anyone in this name.”<text:line-break/><text:line-break/>So they called them back<text:line-break/>   and ordered them not to speak or teach at all in the name of Jesus.<text:line-break/>Peter and John, however, said to them in reply,<text:line-break/>   “Whether it is right in the sight of God<text:line-break/>   for us to obey you rather than God, you be the judges.<text:line-break/>It is impossible for us not to speak about what we have seen and heard.”<text:line-break/>After threatening them further,<text:line-break/>   they released them,<text:line-break/>   finding no way to punish them,<text:line-break/>   on account of the people who were all praising God<text:line-break/>   for what had happened.</text:span></text:p>
        <text:p text:style-name="Horizontal_20_Line"/>
        <text:p text:style-name="P6"><text:span text:style-name="T9">RESPONSORIAL PSALM</text:span><text:line-break/><text:span text:style-name="T8">Ps 118:1 and 14-15ab, 16-18, 19-21</text:span></text:p>
        <text:p text:style-name="P6">R. :</text:p>
        <text:p text:style-name="P4"><text:span text:style-name="T4">R. (21a)</text:span><text:span text:style-name="Strong_20_Emphasis"><text:span text:style-name="T1"> I will give thanks to you, for you have answered me.</text:span></text:span><text:span text:style-name="T1"><text:line-break/>  </text:span><text:span text:style-name="T4">or:<text:line-break/>R.</text:span><text:span text:style-name="T1"> </text:span><text:span text:style-name="Strong_20_Emphasis"><text:span text:style-name="T1">Alleluia.</text:span></text:span></text:p>
        <text:p text:style-name="P4"><text:span text:style-name="T1">Give thanks to the LORD, for he is good,<text:line-break/></text:span><text:soft-page-break/><text:span text:style-name="T1">   for his mercy endures forever.<text:line-break/>My strength and my courage is the LORD,<text:line-break/>   and he has been my savior.<text:line-break/>The joyful shout of victory<text:line-break/>   in the tents of the just.<text:line-break/><text:line-break/></text:span><text:span text:style-name="T4">R.</text:span><text:span text:style-name="T1"> </text:span><text:span text:style-name="Strong_20_Emphasis"><text:span text:style-name="T1">I will give thanks to you, for you have answered me.</text:span></text:span><text:span text:style-name="T1"><text:line-break/>  </text:span><text:span text:style-name="T4">or:</text:span><text:span text:style-name="T1"><text:line-break/></text:span><text:span text:style-name="T4">R.</text:span><text:span text:style-name="T1"> </text:span><text:span text:style-name="Strong_20_Emphasis"><text:span text:style-name="T1">Alleluia.</text:span></text:span><text:span text:style-name="T1"><text:line-break/><text:line-break/>“The right hand of the LORD is exalted;<text:line-break/>   the right hand of the LORD has struck with power.”<text:line-break/>I shall not die, but live,<text:line-break/>   and declare the works of the LORD.<text:line-break/>Though the LORD has indeed chastised me,<text:line-break/>   yet he has not delivered me to death.<text:line-break/><text:line-break/></text:span><text:span text:style-name="T4">R.</text:span><text:span text:style-name="T1"> </text:span><text:span text:style-name="Strong_20_Emphasis"><text:span text:style-name="T1">I will give thanks to you, for you have answered me.</text:span></text:span><text:span text:style-name="T1"><text:line-break/></text:span><text:span text:style-name="T4">  or:</text:span><text:span text:style-name="T1"><text:line-break/></text:span><text:span text:style-name="T4">R.</text:span><text:span text:style-name="T1"> </text:span><text:span text:style-name="Strong_20_Emphasis"><text:span text:style-name="T1">Alleluia.</text:span></text:span><text:span text:style-name="T1"><text:line-break/><text:line-break/>Open to me the gates of justice;<text:line-break/>   I will enter them and give thanks to the LORD.<text:line-break/>This is the gate of the LORD;<text:line-break/>   the just shall enter it.<text:line-break/>I will give thanks to you, for you have answered me<text:line-break/>   and have been my savior.<text:line-break/><text:line-break/></text:span><text:span text:style-name="T4">R.</text:span><text:span text:style-name="T1"> </text:span><text:span text:style-name="Strong_20_Emphasis"><text:span text:style-name="T1">I will give thanks to you, for you have answered me.</text:span></text:span><text:span text:style-name="T1"><text:line-break/>  </text:span><text:span text:style-name="T4">or:</text:span><text:span text:style-name="T1"><text:line-break/></text:span><text:span text:style-name="T4">R.</text:span><text:span text:style-name="T1"> </text:span><text:span text:style-name="Strong_20_Emphasis"><text:span text:style-name="T1">Alleluia.</text:span></text:span></text:p>
        <text:p text:style-name="Horizontal_20_Line"/>
        <text:p text:style-name="P6"><text:span text:style-name="T9">GOSPEL ACCLAMATION</text:span><text:line-break/><text:span text:style-name="T8">Ps 118:24</text:span></text:p>
        <text:p text:style-name="P4"><text:span text:style-name="T5">SEQUENCE (optional)</text:span><text:span text:style-name="T1"><text:line-break/><text:line-break/></text:span><text:span text:style-name="Strong_20_Emphasis"><text:span text:style-name="T4">Victimae paschali laudes</text:span></text:span><text:span text:style-name="T1"><text:line-break/><text:line-break/></text:span><text:span text:style-name="T5">C</text:span><text:span text:style-name="T1">hristians, to the Paschal victim<text:line-break/>   Offer your thankful praises!<text:line-break/>A Lamb the sheep redeems:<text:line-break/>   Christ, who only is sinless,<text:line-break/>   Reconciles sinners to the Father.<text:line-break/>Death and life have contended in that combat stupendous:<text:line-break/></text:span><text:soft-page-break/><text:span text:style-name="T1">   The Prince of life, who died, reigns immortal.<text:line-break/>Speak, Mary, declaring<text:line-break/>   What you saw, wayfaring:<text:line-break/>“The tomb of Christ, who is living,<text:line-break/>   The glory of Jesus’ resurrection;<text:line-break/>Bright angels attesting,<text:line-break/>   The shroud and napkin resting.<text:line-break/>Yes, Christ my hope is arisen;<text:line-break/>   To Galilee he will go before you.”<text:line-break/>Christ indeed from death is risen, our new life obtaining;<text:line-break/>   Have mercy, victor King, ever reigning!<text:line-break/>   Amen. Alleluia.</text:span></text:p>
        <text:p text:style-name="P4"><text:span text:style-name="T4">R.</text:span><text:span text:style-name="T1"> </text:span><text:span text:style-name="Strong_20_Emphasis"><text:span text:style-name="T1">Alleluia, alleluia.</text:span></text:span><text:span text:style-name="T1"><text:line-break/><text:line-break/>This is the day the LORD has made;<text:line-break/>let us be glad and rejoice in it.<text:line-break/><text:line-break/></text:span><text:span text:style-name="T4">R.</text:span><text:span text:style-name="T1"> </text:span><text:span text:style-name="Strong_20_Emphasis"><text:span text:style-name="T1">Alleluia, alleluia.</text:span></text:span></text:p>
        <text:p text:style-name="Horizontal_20_Line"/>
        <text:p text:style-name="P6"><text:span text:style-name="T9">GOSPEL</text:span><text:line-break/><text:span text:style-name="T8">Mk 16:9-15</text:span></text:p>
        <text:p text:style-name="P6">Go into the whole world and proclaim the Gospel to every creature.</text:p>
        <text:p text:style-name="P7"><draw:frame draw:style-name="fr1" draw:name="grafika6" text:anchor-type="as-char" svg:width="1.588cm" svg:height="1.773cm" draw:z-index="0"><draw:image xlink:href="http://www.ibreviary.com/photos/croce_vangelo.png" xlink:type="simple" xlink:show="embed" xlink:actuate="onLoad"/><svg:title>croce_vangelo.png</svg:title></draw:frame><text:span text:style-name="T7">A reading from the holy Gospel according to Mark</text:span></text:p>
        <text:p text:style-name="P4"><text:span text:style-name="T3">W</text:span><text:span text:style-name="T1">hen Jesus had risen, early on the first day of the week,<text:line-break/>   he appeared first to Mary Magdalene,<text:line-break/>   out of whom he had driven seven demons.<text:line-break/>She went and told his companions who were mourning and weeping.<text:line-break/>When they heard that he was alive<text:line-break/>   and had been seen by her, they did not believe.<text:line-break/><text:line-break/>After this he appeared in another form<text:line-break/>   to two of them walking along on their way to the country.<text:line-break/>They returned and told the others;<text:line-break/>   but they did not believe them either.<text:line-break/><text:line-break/>But later, as the Eleven were at table, he appeared to them<text:line-break/>   and rebuked them for their unbelief and hardness of heart<text:line-break/>   because they had not believed those<text:line-break/>   who saw him after he had been raised.<text:line-break/>He said to them, “Go into the whole world<text:line-break/></text:span><text:soft-page-break/><text:span text:style-name="T1">   and proclaim the Gospel to every creature.”<text:line-break/><text:line-break/></text:span><text:span text:style-name="T4">At the end of the Gospel, the Deacon, or the Priest, acclaims:</text:span><text:span text:style-name="T1"><text:line-break/><text:line-break/></text:span><text:span text:style-name="Strong_20_Emphasis"><text:span text:style-name="T1">The Gospel of the Lord.</text:span></text:span><text:span text:style-name="T1"><text:line-break/><text:line-break/></text:span><text:span text:style-name="T4">All reply:</text:span><text:span text:style-name="T1"><text:line-break/><text:line-break/></text:span><text:span text:style-name="Strong_20_Emphasis"><text:span text:style-name="T1">Praise to you, Lord Jesus Christ.</text:span></text:span><text:span text:style-name="T1"><text:line-break/><text:line-break/></text:span><text:span text:style-name="T4">Then he kisses the book, saying quietly:</text:span><text:span text:style-name="T1"><text:line-break/><text:line-break/>Through the words of the Gospel<text:line-break/>may our sins be wiped away.<text:line-break/><text:line-break/></text:span><text:span text:style-name="T4">The</text:span><text:span text:style-name="T1"> Creed </text:span><text:span text:style-name="T4">is not said.</text:span></text:p>
        <text:p text:style-name="P4"><text:a xlink:type="simple" xlink:href="http://www.ibreviary.com/m/letture.php?s=letture#menu"><text:span text:style-name="T2">- Menu -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31:41</meta:creation-date>
    <dc:date>2017-03-19T15:33:03</dc:date>
    <dc:creator>Paweł Bielecki</dc:creator>
    <meta:editing-duration>P0D</meta:editing-duration>
    <meta:editing-cycles>1</meta:editing-cycles>
    <meta:document-statistic meta:table-count="0" meta:image-count="1" meta:object-count="0" meta:page-count="4" meta:paragraph-count="16" meta:word-count="785" meta:character-count="4345" meta:non-whitespace-character-count="3415"/>
    <meta:generator>LibreOffice/3.5$Linux_x86 LibreOffice_project/350m1$Build-2</meta:generator>
  </office:meta>
</office:document-meta>
</file>